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Lista danych dla oktonionów znormalizowanych 0-1;</text:p>
      <text:p text:style-name="Text_20_body">Celem tej listy jest zebranie danych z PDG po normalizacji i objaśnienie procedury normalizacyjnej. Ale nie ufać! Kontrolować! Powinniście sami ściągnąć dane z PDG i przeprowadzić normalizację (czy to pisząc kalkulator w py czy jakimś LLM wedle procedury algebraicznej z modelu). Ten dokuemnt to ściąga, żeby sobie wstawiać gotowe cząstki "w spoczynku".</text:p>
      <text:p text:style-name="Text_20_body">W modelu kwarki „luzem” (czyli jako wolne, punktowe stany) są <text:span text:style-name="Strong_20_Emphasis">nielegalne pod normą E² = 1</text:span> (lub bardzo blisko 1), bo ich indywidualne masy są ekstremalnie małe w porównaniu do skali hadronowej (konfinement QCD emergent z hierarchicznej normy β_total i wag 2^n).</text:p>
      <text:p text:style-name="Text_20_body">Model wymaga <text:span text:style-name="Strong_20_Emphasis">kompozytowych</text:span> reprezentacji dla hadronów (proton, neutron, mezonów itd.), bo tylko wtedy:</text:p>
      <text:list xml:id="list4156870631088254790" text:style-name="L1">
        <text:list-item>
          <text:p text:style-name="P2">real (e0) jest duży (~0.8–0.99 po norm), </text:p>
        </text:list-item>
        <text:list-item>
          <text:p text:style-name="P2">imaginaria rozłożone symetrycznie/asymetrycznie w dims 4–7 (kolory) + wyższe dims (generacje/fluktuacje), </text:p>
        </text:list-item>
        <text:list-item>
          <text:p text:style-name="P2">β_total ≈ 0.83–0.99 (jak w notatkach dla protonu), </text:p>
        </text:list-item>
        <text:list-item>
          <text:p text:style-name="P2">std(Im) ≈ 0.085–0.16, </text:p>
        </text:list-item>
        <text:list-item>
          <text:p text:style-name="P1">stabilność emergentna (lt duże w stabilnych konfiguracjach, małe w przejściowych swapach). </text:p>
        </text:list-item>
      </text:list>
      <text:p text:style-name="Text_20_body">Kwark pojedynczy (u lub d) po normalizacji daje wektor z real ≈ 1, imaginaria ≈ 0 (bo m_q / m_proton ≈ 1/400–1/200), co jest „prawie czystym realem” – czyli nie ma emergentnych efektów QM-like ani kolorów ani decayów. To dlatego model nie traktuje kwarków jako wolnych cząstek – one są zawsze „uwięzione” w kompozytach.</text:p>
      <text:p text:style-name="Standard"/>
      <text:p text:style-name="Text_20_body">Elektron: Oktonion: (0.9999993276040882014303215345414744501776611107021943676123903697801550615614158079456798714364495587015 0.0 0.0 0.001159651400844614662987363524475855851942296019931841084499724564217873256048021531891904311181349586359 0.0 0.0 0.0 0.0)</text:p>
      <text:p text:style-name="Text_20_body">Muon: Oktonion: (0.9999993203148388156350427733553095387628377612681828802078943734133873353392318097997867431189245947044 0.0 0.0 0.001165920177540817577318860236301912652084620402570428213829382009507678773004432430736622865330357388804 0.0 0.0 0.0 0.0)</text:p>
      <text:p text:style-name="Text_20_body">Tau: Oktonion: (1.0 0.0 0.0 0.0 0.0 0.0 0.0 0.0)</text:p>
      <text:p text:style-name="Text_20_body">Neutrino_e: Oktonion: (1.0 0.0 0.0 0.0 0.0 0.0 0.0 0.0)</text:p>
      <text:p text:style-name="Text_20_body">Neutrino_μ: Oktonion: (1.0 0.0 0.0 0.0 0.0 0.0 0.0 0.0)</text:p>
      <text:p text:style-name="Text_20_body">Neutrino_τ: Oktonion: (1.0 0.0 0.0 0.0 0.0 0.0 0.0 0.0)</text:p>
      <text:p text:style-name="Text_20_body">u: Oktonion: (0.9999999999216666124064049978670346771042686122557436985403208958358520853474678358359676593843593541858 0.0 0.0 0.0 0.00001251665990514457833225841568866428059654181029421339971517119508028881326041913730895109314637663675627 0.0 0.0 0.0)</text:p>
      <text:p text:style-name="Text_20_body">d: Oktonion: (0.9999999996291185418417389804413697231353532087303739769069082613629935360109835453190894693976265329779 0.0 0.0 0.0 0.0 0.000027235324785633987058330956760007172154697572469332779112606297898858837684<text:soft-page-break/>71705779103969697032418557685 0.0 0.0)</text:p>
      <text:p text:style-name="Text_20_body">s: Oktonion: (0.9999998532214705509570074418384969095294345116974504544575996779855651405417572266582570678423459067288 0.0 0.0 0.0 0.0 0.0 0.0005418090414104855798486422658161874082459415126830365503377503035965135344535800005362869319305750841941 0.0)</text:p>
      <text:p text:style-name="Text_20_body">c: Oktonion: (0.9999727931357637258399568310293879791498660892779789865961061141268151289697164506008613239752426831425 0.0 0.0 0.0 0.0 0.0 0.0 0.007376515997345003320358492472042712507723124133110431998243281470032077760783734378019913457845998352238)</text:p>
      <text:p text:style-name="Text_20_body">b: Oktonion: (0.9997063541892821316531148682538542794570507610177892059675094053070482831779796588813736845352571210984 0.0 0.0 0.0 0.0 0.0 0.0 0.02423232125846767779280859647624658081340234880533935358731002979891860096501992764154132307128110643547)</text:p>
      <text:p text:style-name="Text_20_body">t: Oktonion: (0.7071067811865475244008443621048490392848359376884740365883398689953662392310535194251937671638207863676 0.0 0.0 0.0 0.0 0.0 0.0 0.7071067811865475244008443621048490392848359376884740365883398689953662392310535194251937671638207863676)</text:p>
      <text:p text:style-name="Text_20_body">Photon: Oktonion: (0.0 0.7071067811865475244008443621048490392848359376884740365883398689953662392310535194251937671638207863676 0.7071067811865475244008443621048490392848359376884740365883398689953662392310535194251937671638207863676 0.0 0.0 0.0 0.0 0.0)</text:p>
      <text:p text:style-name="Text_20_body">Gluon: Oktonion: (0.0 0.7071067811865475244008443621048490392848359376884740365883398689953662392310535194251937671638207863676 0.7071067811865475244008443621048490392848359376884740365883398689953662392310535194251937671638207863676 0.0 0.0 0.0 0.0 0.0)</text:p>
      <text:p text:style-name="Text_20_body">W: Oktonion: (0.6716261315634169453504617159490754742501545236599258481122972260793724902128882252018439819430991192065 0.0 0.6716261315634169453504617159490754742501545236599258481122972260793724902128882252018439819430991192065 0.0 0.0 0.0 0.0 0.3127885528633033347677537095040345760561550032567919133507400809107787429212471099915802224302308229206)</text:p>
      <text:p text:style-name="Text_20_body">Z: Oktonion: (0.6623796525204372768062127993657763349814274748401424765536883211606637889339689686476570411695247939975 0.0 0.6623796525204372768062127993657763349814274748401424765536883211606637889339689686476570411695247939975 0.0 0.0 0.0 0.0 0.3500091311006179196697278365217964445401078320433616048674609180622275574277728592052068741389965052757)</text:p>
      <text:p text:style-name="Text_20_body">Higgs: Oktonion: (0.8094170394210991342416975281665325195971239387243173505604359053801841571891657543963210487287873970558 0.0 0.0 0.0 0.0 0.0 0.0 <text:soft-page-break/>0.5872342431217570354468362434168735669789645774368924627117492921921484410968508573356863609019191175247)</text:p>
      <text:p text:style-name="Standard"/>
      <text:p text:style-name="Standard"/>
      <text:h text:style-name="Heading_20_3" text:outline-level="3">Lista oktonionów dla hadronów w spoczynku (stabilne stany, bez twistu, normowane |o|² = 1)</text:h>
      <text:p text:style-name="Text_20_body">Proton: Oktonion: (0.0000000000000000000000000619321094712384879385718082664522631954456927547143566400690606437405888113567538372387316949294342427 0.4379261458030034099233246313389095627312993537759765152734092285979568691423758409312101751065959464784 0.4379261458030034099233246313389095627312993537759808945348672586320561023886892300268374881001337062862 0.7851347276469648825598679571974376911425244566069023106404488435880092293647488861998948541768639388627 0.0008478398209298585399565837282561844677203171547438822068592183251382706209197135179598227940161217886879 0.0008478398209298585399565837282561844677203171547438822068592183251382706209197135179598227940161217886879 0.001844836647393673674905529408705586573280319734859373320480706540810125888112339599264429227720265003173 0.0)</text:p>
      <text:p text:style-name="Text_20_body">Neutron: Oktonion: (0.00000000000000000000000008401157355635889452546352826213426955197556388484521956990323273344546781409064848650731521102793154933 0.5940515335985381105657722984306594857756520261095302946114094404214865678108465742595508444018905559022 0.5940515335985381105657722984306594857756520261095362351267454258025922255338308808544086009221516512669 0.5423944161759499525238712669443350996732129201795214598679584857874484726004178887986875358891838334781 0.001150103849008044685472547457127360091778227665382190342484173479145598890682276867753226120673925807534 0.002502540782563800935981931966897496495998921308933469726701673774066812401021620962240816095910857081225 0.002502540782563800935981931966897496495998921308933469726701673774066812401021620962240816095910857081225 0.0)</text:p>
      <text:p text:style-name="Text_20_body">Pion+: Oktonion: (0.00000000000000000000000009999946263475868734952277814712884827185748392087138606343902342232485135918655849548600642624532386602 0.7071029814404864631943544381499455377952997878440012457749201212235466553997801508563754976375961143931 0.707102981440486463194354438149945537795299787844008316804734526088178598944161650311753450635474554474 0.0 0.001368975273362998952659317733087160386631191424215532516223897447886600202494247169378208194776316424705 0.002978788789262081054397589511810024915354907265654167975116813891234731922093963748184064127522540368581 0.0 0.0)</text:p>
      <text:p text:style-name="Text_20_body">Pion0: Oktonion: (0.000000000000000000000000099999462634758687349522778147128848271857483920871386<text:soft-page-break/>06343902342232485135918655849548600642624532386602 0.7071029814404864631943544381499455377952997878440012457749201212235466553997801508563754976375961143931 0.707102981440486463194354438149945537795299787844008316804734526088178598944161650311753450635474554474 0.0 0.001368975273362998952659317733087160386631191424215532516223897447886600202494247169378208194776316424705 0.002978788789262081054397589511810024915354907265654167975116813891234731922093963748184064127522540368581 0.0 0.0)</text:p>
      <text:p text:style-name="Text_20_body">Kaon+: Oktonion: (0.00000000000000000000000009982478522587762544726950898949523440935392675134903961514815375720833336297009623577524030653694079255 0.7058678256370875218767588185132053297095883366077927193630186467177510652144589342147104433606102415641 0.7058678256370875218767588185132053297095883366077997780412750175929698328026440662680075392439763195596 0.0 0.001366583969977232822633130600706942305451199675062582759232823336020011812364005889790286564164721386133 0.0591553709226255874612026440583792155368922081566442074019763805175329187296456253219406452543525229649 0.0 0.0)</text:p>
      <text:p text:style-name="Text_20_body">Lambda0: Oktonion: (0.00000000000000000000000009161570848368923271403390210217894585465791184528860153347735125267776313150054749777058897657066827102 0.6478208873202656796264206701453192888992118464739750684075312208201653221301108050151910048676066444801 0.6478208873202656796264206701453192888992118464739815466164044234769615863368122582080799969860713842909 0.3971142039273228616109958707990807240952168618885506880758559115913774524244659142815530381524617585727 0.001254203135309737504284880783801393105409240427956507485272638872072297441555992587257718181140981972528 0.002729053118498039939879138742530809071955291671942400546658056804972128692274613500051516412667877440239 0.05429073757012058178270201540992141451655739815459881938564432154572213462290986430953548608179713631151 0.0)</text:p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8M15S</meta:editing-duration>
    <meta:editing-cycles>7</meta:editing-cycles>
    <meta:generator>OpenOffice/4.1.7$Win32 OpenOffice.org_project/417m1$Build-9800</meta:generator>
    <dc:date>2026-01-04T14:20:14.61</dc:date>
    <meta:document-statistic meta:table-count="0" meta:image-count="0" meta:object-count="0" meta:page-count="4" meta:paragraph-count="34" meta:word-count="458" meta:character-count="9350"/>
    <meta:user-defined meta:name="Info 1"/>
    <meta:user-defined meta:name="Info 2"/>
    <meta:user-defined meta:name="Info 3"/>
    <meta:user-defined meta:name="Info 4"/>
  </office:meta>
</office:document-meta>
</file>